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6.033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6.35cm"/>
    </style:style>
    <style:style style:name="Table1.E" style:family="table-column">
      <style:table-column-properties style:column-width="1.1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paragraph-properties style:snap-to-layout-grid="false"/>
      <style:text-properties fo:language="hu" fo:country="HU"/>
    </style:style>
    <style:style style:name="P3" style:family="paragraph" style:parent-style-name="dek3">
      <style:text-properties fo:language="hu" fo:country="HU"/>
    </style:style>
    <style:style style:name="P4" style:family="paragraph" style:parent-style-name="dek4">
      <style:text-properties fo:language="hu" fo:country="HU"/>
    </style:style>
    <style:style style:name="P5" style:family="paragraph" style:parent-style-name="dco1">
      <style:text-properties fo:language="hu" fo:country="HU"/>
    </style:style>
    <style:style style:name="P6" style:family="paragraph" style:parent-style-name="dco2">
      <style:text-properties fo:language="hu" fo:country="HU"/>
    </style:style>
    <style:style style:name="P7" style:family="paragraph" style:parent-style-name="dco3">
      <style:text-properties fo:language="hu" fo:country="HU"/>
    </style:style>
    <style:style style:name="P8" style:family="paragraph" style:parent-style-name="dco4">
      <style:text-properties fo:language="hu" fo:country="HU"/>
    </style:style>
    <style:style style:name="P9" style:family="paragraph" style:parent-style-name="dco4">
      <style:paragraph-properties style:snap-to-layout-grid="false"/>
      <style:text-properties fo:language="hu" fo:country="HU"/>
    </style:style>
    <style:style style:name="P10" style:family="paragraph" style:parent-style-name="dco6">
      <style:text-properties fo:language="hu" fo:country="HU"/>
    </style:style>
    <style:style style:name="P11" style:family="paragraph" style:parent-style-name="dco5">
      <style:text-properties fo:language="hu" fo:country="HU"/>
    </style:style>
    <style:style style:name="P12" style:family="paragraph" style:parent-style-name="Standard">
      <style:paragraph-properties fo:break-before="page"/>
      <style:text-properties fo:language="hu" fo:country="HU"/>
    </style:style>
    <style:style style:name="P13" style:family="paragraph" style:parent-style-name="Standard" style:master-page-name="Standard">
      <style:paragraph-properties style:page-number="auto"/>
      <style:text-properties fo:language="hu" fo:country="HU"/>
    </style:style>
    <style:style style:name="P14" style:family="paragraph" style:parent-style-name="Standard" style:master-page-name="Def2">
      <style:paragraph-properties style:page-number="auto" fo:break-before="page"/>
      <style:text-properties fo:language="hu" fo:country="HU"/>
    </style:style>
    <style:style style:name="P15" style:family="paragraph" style:parent-style-name="dco3">
      <style:text-properties fo:language="hu" fo:country="HU" officeooo:rsid="0003e13e" officeooo:paragraph-rsid="0003e13e"/>
    </style:style>
    <style:style style:name="P16" style:family="paragraph" style:parent-style-name="dek2">
      <style:text-properties fo:language="hu" fo:country="HU" officeooo:rsid="00037f90" officeooo:paragraph-rsid="00037f90"/>
    </style:style>
    <style:style style:name="T1" style:family="text">
      <style:text-properties officeooo:rsid="00037f90"/>
    </style:style>
    <style:style style:name="T2" style:family="text">
      <style:text-properties officeooo:rsid="0003e1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dek1">Szegedi Tudományegyetem</text:p>
      <text:p text:style-name="dek1">Informatikai Tanszékcso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DIPLOMAMUN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ószó Áron</text:p>
      <text:p text:style-name="P1"/>
      <text:p text:style-name="P4">201<text:span text:style-name="T1">5</text:span></text:p>
      <text:p text:style-name="P1"/>
      <text:p text:style-name="P12"/>
      <text:p text:style-name="P14"/>
      <text:p text:style-name="P1"/>
      <text:p text:style-name="P1"/>
      <text:p text:style-name="P5">Szegedi Tudományegyetem</text:p>
      <text:p text:style-name="P5">Informatikai Tanszékcso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">Szenzorfúzió alapú beltéri navigációs rendszer megvalósítása mobil platformr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Diplomamun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Készítette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Témavezető: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Kószó Áro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Dr. Pletl Szilveszt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mérnök-informatikus <text:span text:style-name="T2">M</text:span>Sc szakos hallgató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főiskolai tanár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7">Szeged</text:p>
      <text:p text:style-name="P7">201<text:span text:style-name="T2">5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ílus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text-line-through-style="solid" style:text-line-through-type="single" style:font-name="Univers 57 Condensed" fo:font-family="'Univers 57 Condensed'" style:font-family-generic="swiss" style:font-pitch="variable" fo:font-size="24pt" style:text-underline-style="solid" style:text-underline-type="double" style:text-underline-width="auto" style:text-underline-color="font-color" fo:font-weight="bold" style:font-size-asian="24pt" style:font-weight-asian="bold" style:font-name-complex="Univers 57 Condensed" style:font-family-complex="'Univers 57 Condensed'" style:font-family-generic-complex="swiss" style:font-pitch-complex="variable" style:font-size-complex="24pt"/>
    </style:style>
    <style:style style:name="dek1" style:family="paragraph" style:parent-style-name="Standard">
      <style:paragraph-properties fo:line-height="150%" fo:text-align="center" style:justify-single-word="false"/>
      <style:text-properties fo:font-size="18pt" fo:language="hu" fo:country="HU" fo:font-weight="bold" style:font-size-asian="18pt" style:font-weight-asian="bold"/>
    </style:style>
    <style:style style:name="dek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dek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dek4" style:family="paragraph" style:parent-style-name="Stílus1">
      <style:paragraph-properties fo:text-align="center" style:justify-single-word="false" fo:padding="0cm" fo:border="none"/>
      <style:text-properties style:text-line-through-style="none" style:text-line-through-type="none" style:font-name="Times New Roman" fo:font-family="'Times New Roman'" style:font-family-generic="roman" style:font-pitch="variable" fo:font-size="18pt" fo:language="en" fo:country="US" style:text-underline-style="none" style:font-size-asian="18pt" style:font-name-complex="Times New Roman" style:font-family-complex="'Times New Roman'" style:font-family-generic-complex="roman" style:font-pitch-complex="variable" style:font-size-complex="12pt"/>
    </style:style>
    <style:style style:name="dco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dco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dco3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dco4" style:family="paragraph" style:parent-style-name="Standard">
      <style:paragraph-properties fo:text-align="center" style:justify-single-word="false"/>
    </style:style>
    <style:style style:name="dco6" style:family="paragraph" style:parent-style-name="dek4">
      <style:text-properties fo:font-size="14pt" fo:font-weight="normal" style:font-size-asian="14pt" style:font-weight-asian="normal"/>
    </style:style>
    <style:style style:name="dco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-betűtípusa" style:display-name="Bekezdés alap-betűtípusa" style:family="text"/>
    <style:style style:name="dco3_20_Char" style:display-name="dco3 Char" style:family="text" style:parent-style-name="Bekezdés_20_alap-betűtípusa">
      <style:text-properties fo:font-size="18pt" fo:language="en" fo:country="US" style:font-size-asian="18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Def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ső kötéstábla mintája:</dc:title>
    <meta:initial-creator>fuvesi</meta:initial-creator>
    <meta:creation-date>2006-03-28T07:07:00</meta:creation-date>
    <dc:creator>aronk </dc:creator>
    <dc:date>2015-11-30T17:35:11.668267733</dc:date>
    <meta:editing-cycles>7</meta:editing-cycles>
    <meta:editing-duration>PT12M38S</meta:editing-duration>
    <meta:generator>LibreOffice/4.3.3.2$Linux_X86_64 LibreOffice_project/430m0$Build-2</meta:generator>
    <meta:document-statistic meta:table-count="1" meta:image-count="0" meta:object-count="0" meta:page-count="3" meta:paragraph-count="17" meta:word-count="36" meta:character-count="332" meta:non-whitespace-character-count="313"/>
    <meta:user-defined meta:name="Info 1"/>
    <meta:user-defined meta:name="Info 2"/>
    <meta:user-defined meta:name="Info 3"/>
    <meta:user-defined meta:name="Info 4"/>
  </office:meta>
</office:document-meta>
</file>